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0a0585" officeooo:paragraph-rsid="000a05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Example schedule</text:p>
      <text:p text:style-name="Standard">start <text:s/>08:20 <text:s/>random</text:p>
      <text:p text:style-name="Standard">stop <text:s text:c="2"/>08:30 <text:s/>piano.mp4</text:p>
      <text:p text:style-name="Standard">start <text:s/>14:20 <text:s/>random</text:p>
      <text:p text:style-name="Standard">stop <text:s text:c="2"/>14:30 <text:s/>random</text:p>
      <text:p text:style-name="Standard">start <text:s/>15:10 <text:s/>rando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23:52:45.730068868</meta:creation-date>
    <dc:date>2024-09-24T23:53:52.916861935</dc:date>
    <meta:editing-duration>PT1M7S</meta:editing-duration>
    <meta:editing-cycles>1</meta:editing-cycles>
    <meta:document-statistic meta:table-count="0" meta:image-count="0" meta:object-count="0" meta:page-count="1" meta:paragraph-count="6" meta:word-count="18" meta:character-count="121" meta:non-whitespace-character-count="97"/>
    <meta:generator>LibreOffice/24.8.1.2$Linux_X86_64 LibreOffice_project/480$Build-2</meta:generator>
  </office:meta>
</office:document-meta>
</file>